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a77e" officeooo:paragraph-rsid="0018a7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1 Code:</text:p>
      <text:p text:style-name="P1"/>
      <text:p text:style-name="P1"># Import necessary libraries</text:p>
      <text:p text:style-name="P1">import pandas as pd</text:p>
      <text:p text:style-name="P1">import numpy as np</text:p>
      <text:p text:style-name="P1">import matplotlib.pyplot as plt</text:p>
      <text:p text:style-name="P1">import seaborn as sns</text:p>
      <text:p text:style-name="P1"/>
      <text:p text:style-name="P1"># Load the dataset</text:p>
      <text:p text:style-name="P1">file_path = 'your_file_path_here.csv' <text:s/># Replace with the path to your file</text:p>
      <text:p text:style-name="P1">data = pd.read_csv(file_path)</text:p>
      <text:p text:style-name="P1"/>
      <text:p text:style-name="P1"># Summary statistics</text:p>
      <text:p text:style-name="P1">print(data.describe())</text:p>
      <text:p text:style-name="P1"/>
      <text:p text:style-name="P1"># Replace zeros with NaN</text:p>
      <text:p text:style-name="P1">columns_with_na = ['Glucose', 'BloodPressure', 'SkinThickness', 'Insulin', 'BMI']</text:p>
      <text:p text:style-name="P1">data[columns_with_na] = data[columns_with_na].replace(0, np.NaN)</text:p>
      <text:p text:style-name="P1"/>
      <text:p text:style-name="P1"># Check the number of missing values</text:p>
      <text:p text:style-name="P1">print(data.isnull().sum())</text:p>
      <text:p text:style-name="P1"/>
      <text:p text:style-name="P1"># Visual Exploration for Missing Values</text:p>
      <text:p text:style-name="P1">data[columns_with_na].hist(figsize=(10, 10))</text:p>
      <text:p text:style-name="P1">plt.show()</text:p>
      <text:p text:style-name="P1"/>
      <text:p text:style-name="P1"># Impute missing values with mean</text:p>
      <text:p text:style-name="P1">data.fillna(data.mean(), inplace=True)</text:p>
      <text:p text:style-name="P1"/>
      <text:p text:style-name="P1"># Data Types Visualization</text:p>
      <text:p text:style-name="P1">data_types = data.dtypes</text:p>
      <text:p text:style-name="P1">plt.figure(figsize=(6, 4))</text:p>
      <text:p text:style-name="P1">sns.countplot(y=data_types.values)</text:p>
      <text:p text:style-name="P1">plt.xlabel('Count')</text:p>
      <text:p text:style-name="P1">plt.ylabel('Data Types')</text:p>
      <text:p text:style-name="P1">plt.title('Count of Data Types')</text:p>
      <text:p text:style-name="P1">plt.show()</text:p>
      <text:p text:style-name="P1"/>
      <text:p text:style-name="P1"># Check Data Balance</text:p>
      <text:p text:style-name="P1">plt.figure(figsize=(6, 4))</text:p>
      <text:p text:style-name="P1">sns.countplot(data=data, x='Outcome')</text:p>
      <text:p text:style-name="P1">plt.xlabel('Outcome')</text:p>
      <text:p text:style-name="P1">plt.ylabel('Count')</text:p>
      <text:p text:style-name="P1">plt.title('Balance of the Data')</text:p>
      <text:p text:style-name="P1">plt.show()</text:p>
      <text:p text:style-name="P1"/>
      <text:p text:style-name="P1"># Scatter Charts Between Pairs of Variables</text:p>
      <text:p text:style-name="P1">sns.pairplot(data, hue='Outcome')</text:p>
      <text:p text:style-name="P1">plt.show()</text:p>
      <text:p text:style-name="P1"><text:soft-page-break/></text:p>
      <text:p text:style-name="P1"># Correlation Analysis</text:p>
      <text:p text:style-name="P1">corr_matrix = data.corr()</text:p>
      <text:p text:style-name="P1">plt.figure(figsize=(10, 8))</text:p>
      <text:p text:style-name="P1">sns.heatmap(corr_matrix, annot=True, cmap='coolwarm')</text:p>
      <text:p text:style-name="P1">plt.title('Correlation Heatmap')</text:p>
      <text:p text:style-name="P1">plt.show()</text:p>
      <text:p text:style-name="P1"/>
      <text:p text:style-name="P1">Week 2 Code:</text:p>
      <text:p text:style-name="P1"/>
      <text:p text:style-name="P1"># Week 2: Data Modeling</text:p>
      <text:p text:style-name="P1"/>
      <text:p text:style-name="P1"># Import necessary libraries for modeling</text:p>
      <text:p text:style-name="P1">from sklearn.model_selection import train_test_split, GridSearchCV</text:p>
      <text:p text:style-name="P1">from sklearn.preprocessing import StandardScaler</text:p>
      <text:p text:style-name="P1">from sklearn.neighbors import KNeighborsClassifier</text:p>
      <text:p text:style-name="P1">from sklearn.metrics import classification_report, roc_auc_score</text:p>
      <text:p text:style-name="P1">from sklearn.ensemble import RandomForestClassifier</text:p>
      <text:p text:style-name="P1">from sklearn.linear_model import LogisticRegression</text:p>
      <text:p text:style-name="P1"/>
      <text:p text:style-name="P1"># Split the dataset into training and testing sets</text:p>
      <text:p text:style-name="P1">X = data.drop('Outcome', axis=1)</text:p>
      <text:p text:style-name="P1">y = data['Outcome']</text:p>
      <text:p text:style-name="P1">X_train, X_test, y_train, y_test = train_test_split(X, y, test_size=0.2, random_state=42)</text:p>
      <text:p text:style-name="P1"/>
      <text:p text:style-name="P1"># Standardize features</text:p>
      <text:p text:style-name="P1">scaler = StandardScaler()</text:p>
      <text:p text:style-name="P1">X_train = scaler.fit_transform(X_train)</text:p>
      <text:p text:style-name="P1">X_test = scaler.transform(X_test)</text:p>
      <text:p text:style-name="P1"/>
      <text:p text:style-name="P1"># Apply K-Nearest Neighbors algorithm</text:p>
      <text:p text:style-name="P1">knn = KNeighborsClassifier(n_neighbors=5) <text:s/># You can also use GridSearchCV for tuning</text:p>
      <text:p text:style-name="P1">knn.fit(X_train, y_train)</text:p>
      <text:p text:style-name="P1">y_pred_knn = knn.predict(X_test)</text:p>
      <text:p text:style-name="P1"/>
      <text:p text:style-name="P1"># Classification report for KNN</text:p>
      <text:p text:style-name="P1">print("KNN Classification Report:")</text:p>
      <text:p text:style-name="P1">print(classification_report(y_test, y_pred_knn))</text:p>
      <text:p text:style-name="P1">print(f"AUC-ROC Curve Score: {roc_auc_score(y_test, y_pred_knn)}")</text:p>
      <text:p text:style-name="P1"/>
      <text:p text:style-name="P1"># Compare with RandomForest</text:p>
      <text:p text:style-name="P1">rf = RandomForestClassifier(random_state=42)</text:p>
      <text:p text:style-name="P1">rf.fit(X_train, y_train)</text:p>
      <text:p text:style-name="P1">y_pred_rf = rf.predict(X_test)</text:p>
      <text:p text:style-name="P1"/>
      <text:p text:style-name="P1"># Classification report for RandomForest</text:p>
      <text:p text:style-name="P1">print("Random Forest Classification Report:")</text:p>
      <text:p text:style-name="P1">print(classification_report(y_test, y_pred_rf))</text:p>
      <text:p text:style-name="P1">print(f"AUC-ROC Curve Score: {roc_auc_score(y_test, y_pred_rf)}")</text:p>
      <text:p text:style-name="P1"><text:soft-page-break/></text:p>
      <text:p text:style-name="P1"># Compare with Logistic Regression</text:p>
      <text:p text:style-name="P1">lr = LogisticRegression(random_state=42)</text:p>
      <text:p text:style-name="P1">lr.fit(X_train, y_train)</text:p>
      <text:p text:style-name="P1">y_pred_lr = lr.predict(X_test)</text:p>
      <text:p text:style-name="P1"/>
      <text:p text:style-name="P1"># Classification report for Logistic Regression</text:p>
      <text:p text:style-name="P1">print("Logistic Regression Classification Report:")</text:p>
      <text:p text:style-name="P1">print(classification_report(y_test, y_pred_lr))</text:p>
      <text:p text:style-name="P1">print(f"AUC-ROC Curve Score: {roc_auc_score(y_test, y_pred_lr)}")</text:p>
      <text:p text:style-name="P1"/>
      <text:p text:style-name="P1"># Note: After modeling, you are ready to perform reporting using Tableau</text:p>
      <text:p text:style-name="P1"># You need to save your dataset to a new CSV file and then use Tableau for creating dashboards</text:p>
      <text:p text:style-name="P1"/>
      <text:p text:style-name="P1"># Saving the dataset to a new CSV file</text:p>
      <text:p text:style-name="P1">data.to_csv('cleaned_data.csv', index=False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3T09:51:39.032000000</meta:creation-date>
    <dc:date>2023-06-13T09:53:07.247000000</dc:date>
    <meta:editing-duration>PT1M28S</meta:editing-duration>
    <meta:editing-cycles>1</meta:editing-cycles>
    <meta:document-statistic meta:table-count="0" meta:image-count="0" meta:object-count="0" meta:page-count="3" meta:paragraph-count="90" meta:word-count="356" meta:character-count="3285" meta:non-whitespace-character-count="3017"/>
    <meta:generator>LibreOffice/7.5.2.2$Windows_X86_64 LibreOffice_project/53bb9681a964705cf672590721dbc85eb4d0c3a2</meta:generator>
  </office:meta>
</office:document-meta>
</file>